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dbb2e"/>
    </style:style>
    <style:style style:name="P2" style:family="paragraph" style:parent-style-name="Text_20_body">
      <style:text-properties officeooo:rsid="00078ced" officeooo:paragraph-rsid="00143916"/>
    </style:style>
    <style:style style:name="P3" style:family="paragraph" style:parent-style-name="Text_20_body">
      <style:text-properties officeooo:rsid="000944c1" officeooo:paragraph-rsid="000944c1"/>
    </style:style>
    <style:style style:name="P4" style:family="paragraph" style:parent-style-name="Text_20_body">
      <style:text-properties officeooo:paragraph-rsid="000aa403"/>
    </style:style>
    <style:style style:name="P5" style:family="paragraph" style:parent-style-name="Text_20_body">
      <style:text-properties officeooo:rsid="000cf6f0" officeooo:paragraph-rsid="000cf6f0"/>
    </style:style>
    <style:style style:name="P6" style:family="paragraph" style:parent-style-name="Text_20_body" style:list-style-name="L1">
      <style:text-properties officeooo:rsid="000cf6f0" officeooo:paragraph-rsid="000cf6f0"/>
    </style:style>
    <style:style style:name="P7" style:family="paragraph" style:parent-style-name="Text_20_body">
      <style:text-properties officeooo:rsid="0012727b" officeooo:paragraph-rsid="0012727b"/>
    </style:style>
    <style:style style:name="P8" style:family="paragraph" style:parent-style-name="Text_20_body">
      <style:text-properties officeooo:paragraph-rsid="00143916"/>
    </style:style>
    <style:style style:name="P9" style:family="paragraph" style:parent-style-name="Text_20_body">
      <style:text-properties officeooo:rsid="00151f92" officeooo:paragraph-rsid="00151f92"/>
    </style:style>
    <style:style style:name="P10" style:family="paragraph" style:parent-style-name="Text_20_body">
      <style:text-properties officeooo:paragraph-rsid="00151f92"/>
    </style:style>
    <style:style style:name="P11" style:family="paragraph" style:parent-style-name="Text_20_body">
      <style:text-properties officeooo:rsid="0015aa60" officeooo:paragraph-rsid="0015aa60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Heading_20_1">
      <style:text-properties officeooo:rsid="000aa403" officeooo:paragraph-rsid="000aa403"/>
    </style:style>
    <style:style style:name="P14" style:family="paragraph" style:parent-style-name="Heading_20_1">
      <style:text-properties officeooo:rsid="000cf6f0" officeooo:paragraph-rsid="000cf6f0"/>
    </style:style>
    <style:style style:name="P15" style:family="paragraph" style:parent-style-name="Heading_20_1">
      <style:paragraph-properties fo:break-before="page"/>
      <style:text-properties officeooo:rsid="00155d57" officeooo:paragraph-rsid="00155d57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18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19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000000" fo:letter-spacing="normal"/>
    </style:style>
    <style:style style:name="T1" style:family="text">
      <style:text-properties officeooo:rsid="0010c3a5"/>
    </style:style>
    <style:style style:name="T2" style:family="text">
      <style:text-properties officeooo:rsid="00143916"/>
    </style:style>
    <style:style style:name="T3" style:family="text">
      <style:text-properties fo:color="#808030"/>
    </style:style>
    <style:style style:name="T4" style:family="text">
      <style:text-properties fo:color="#808030" fo:font-style="normal" fo:font-weight="normal"/>
    </style:style>
    <style:style style:name="T5" style:family="text">
      <style:text-properties fo:color="#800000" fo:font-weight="bold"/>
    </style:style>
    <style:style style:name="T6" style:family="text">
      <style:text-properties fo:color="#008c00"/>
    </style:style>
    <style:style style:name="T7" style:family="text">
      <style:text-properties fo:color="#008c00" fo:font-style="normal" fo:font-weight="normal"/>
    </style:style>
    <style:style style:name="T8" style:family="text">
      <style:text-properties fo:font-style="normal" fo:font-weight="normal"/>
    </style:style>
    <style:style style:name="T9" style:family="text">
      <style:text-properties fo:color="#800080" fo:font-style="normal" fo:font-weight="normal"/>
    </style:style>
    <style:style style:name="T10" style:family="text">
      <style:text-properties officeooo:rsid="00183e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RLANG</text:p>
      <text:p text:style-name="P5"/>
      <text:h text:style-name="P13" text:outline-level="1">TL;DR</text:h>
      <text:p text:style-name="P4"/>
      <text:list xml:id="list5909516198264805167" text:style-name="L1">
        <text:list-item>
          <text:p text:style-name="P6">Un langage simple</text:p>
        </text:list-item>
        <text:list-item>
          <text:p text:style-name="P6">Facile à apprendre</text:p>
        </text:list-item>
        <text:list-item>
          <text:p text:style-name="P6">Haute dispo et le temps réel</text:p>
        </text:list-item>
        <text:list-item>
          <text:p text:style-name="P6">Facile à distribuer (micro services?)</text:p>
        </text:list-item>
      </text:list>
      <text:p text:style-name="P4"/>
      <text:p text:style-name="P4"/>
      <text:p text:style-name="P4"/>
      <text:p text:style-name="P4"/>
      <text:p text:style-name="P4"/>
      <text:p text:style-name="P7">https://twitter.com/notarianni</text:p>
      <text:p text:style-name="P4"/>
      <text:p text:style-name="P4"/>
      <text:p text:style-name="Text_20_body"/>
      <text:p text:style-name="P3"/>
      <text:p text:style-name="Text_20_body"/>
      <text:p text:style-name="P12"/>
      <text:h text:style-name="P14" text:outline-level="1">Un langage simple</text:h>
      <text:p text:style-name="Standard"/>
      <text:p text:style-name="P1"/>
      <text:p text:style-name="Text_20_body">Quelques types <text:span text:style-name="T2">de base</text:span>: number, string, list, tuples, binaires</text:p>
      <text:p text:style-name="Text_20_body">Des fonctions, et des lambdas</text:p>
      <text:p text:style-name="Text_20_body">Du pattern matching</text:p>
      <text:p text:style-name="Text_20_body"/>
      <text:p text:style-name="Text_20_body"/>
      <text:p text:style-name="P8">Pas de classes</text:p>
      <text:p text:style-name="P8">Pas de types</text:p>
      <text:p text:style-name="P2">Pas de variables</text:p>
      <text:p text:style-name="P2"/>
      <text:h text:style-name="P15" text:outline-level="1">Découvrons la syntaxe</text:h>
      <text:p text:style-name="Text_20_body"/>
      <text:p text:style-name="P11">Manipulons des listes</text:p>
      <text:p text:style-name="P9">Multiplier par deux</text:p>
      <text:p text:style-name="P9">Suite de Fibonnacci</text:p>
      <text:p text:style-name="P9">Score de bowling</text:p>
      <text:p text:style-name="P10"/>
      <text:p text:style-name="P17">fib<text:span text:style-name="T3">(</text:span><text:span text:style-name="T6">0</text:span><text:span text:style-name="T3">)</text:span> <text:span text:style-name="T3">-&gt;</text:span></text:p>
      <text:p text:style-name="P18"><text:s text:c="4"/><text:span text:style-name="T7">0</text:span><text:span text:style-name="T9">;</text:span></text:p>
      <text:p text:style-name="P17">fib<text:span text:style-name="T3">(</text:span><text:span text:style-name="T6">1</text:span><text:span text:style-name="T3">)</text:span> <text:span text:style-name="T3">-&gt;</text:span></text:p>
      <text:p text:style-name="P18"><text:s text:c="4"/><text:span text:style-name="T7">1</text:span><text:span text:style-name="T9">;</text:span></text:p>
      <text:p text:style-name="P17">fib<text:span text:style-name="T3">(</text:span>N<text:span text:style-name="T3">)</text:span> <text:span text:style-name="T3">-&gt;</text:span></text:p>
      <text:p text:style-name="P19"><text:s text:c="4"/><text:span text:style-name="T8">fib</text:span><text:span text:style-name="T4">(</text:span><text:span text:style-name="T8">N</text:span><text:span text:style-name="T4">-</text:span><text:span text:style-name="T7">1</text:span><text:span text:style-name="T4">)</text:span><text:span text:style-name="T8"> </text:span><text:span text:style-name="T4">+</text:span><text:span text:style-name="T8"> fib</text:span><text:span text:style-name="T4">(</text:span><text:span text:style-name="T8">N</text:span><text:span text:style-name="T4">-</text:span><text:span text:style-name="T7">2</text:span><text:span text:style-name="T4">)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erif1" fo:font-family="'Liberation Serif'" style:font-style-name="Regular" style:font-family-generic="roman" style:font-pitch="variable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2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21:16:45.752470195</meta:creation-date>
    <dc:date>2016-02-19T22:15:18.741709541</dc:date>
    <meta:editing-duration>PT57M36S</meta:editing-duration>
    <meta:editing-cycles>18</meta:editing-cycles>
    <meta:generator>LibreOfficeDev/5.0.2.2$Linux_X86_64 LibreOffice_project/00m0$Build-2</meta:generator>
    <meta:document-statistic meta:table-count="0" meta:image-count="0" meta:object-count="0" meta:page-count="3" meta:paragraph-count="26" meta:word-count="82" meta:character-count="478" meta:non-whitespace-character-count="414"/>
  </office:meta>
</office:document-meta>
</file>